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</office:font-face-decls>
  <office:automatic-styles>
    <style:style style:name="P1" style:family="paragraph">
      <style:text-properties fo:color="#ffffff" loext:opacity="100%" fo:font-size="12pt"/>
    </style:style>
    <style:style style:name="P2" style:family="paragraph">
      <loext:graphic-properties draw:fill-color="#c9211e"/>
      <style:text-properties fo:color="#ffffff" loext:opacity="100%" style:font-name="Open Sans Extrabold" fo:font-size="12pt" fo:background-color="#ffffff"/>
    </style:style>
    <style:style style:name="P3" style:family="paragraph">
      <loext:graphic-properties draw:fill-color="#c9211e"/>
      <style:text-properties fo:color="#ffffff" loext:opacity="100%" style:font-name="Open Sans Extrabold"/>
    </style:style>
    <style:style style:name="P4" style:family="paragraph">
      <style:text-properties fo:color="#000000" loext:opacity="100%"/>
    </style:style>
    <style:style style:name="P5" style:family="paragraph">
      <loext:graphic-properties draw:fill-color="#ffd428"/>
      <style:text-properties fo:color="#000000" loext:opacity="100%" style:font-name="Open Sans Extrabold"/>
    </style:style>
    <style:style style:name="P6" style:family="paragraph">
      <style:paragraph-properties fo:text-align="justify"/>
    </style:style>
    <style:style style:name="P7" style:family="paragraph">
      <loext:graphic-properties draw:fill-color="#c9211e"/>
      <style:paragraph-properties fo:text-align="justify"/>
      <style:text-properties fo:color="#ffffff" loext:opacity="100%" style:font-name="Open Sans Extrabold"/>
    </style:style>
    <style:style style:name="P8" style:family="paragraph">
      <loext:graphic-properties draw:fill-color="#ffffff"/>
    </style:style>
    <style:style style:name="T1" style:family="text">
      <style:text-properties fo:color="#ffffff" loext:opacity="100%" style:font-name="Open Sans Extrabold" fo:font-size="8pt" style:font-size-asian="6pt" style:font-size-complex="8pt"/>
    </style:style>
    <style:style style:name="T2" style:family="text">
      <style:text-properties fo:color="#ffffff" loext:opacity="100%" style:font-name="Open Sans Extrabold"/>
    </style:style>
    <style:style style:name="T3" style:family="text">
      <style:text-properties fo:color="#000000" loext:opacity="100%" style:font-name="Open Sans Extrabold"/>
    </style:style>
    <style:style style:name="T4" style:family="text">
      <style:text-properties fo:color="#ffffff" loext:opacity="100%" style:font-name="Open Sans Extrabold" fo:font-size="5.40000009536743pt" style:font-size-asian="4.40000009536743pt" style:font-size-complex="5.40000009536743pt"/>
    </style:style>
    <style:style style:name="gr1" style:family="graphic">
      <style:graphic-properties draw:fill-color="#c9211e" draw:textarea-horizontal-align="justify" draw:textarea-vertical-align="middle" draw:auto-grow-height="false" fo:min-height="1.169cm" fo:min-width="2.48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c9211e" draw:fill-color="#c9211e" draw:textarea-horizontal-align="justify" draw:textarea-vertical-align="middle" draw:auto-grow-height="false" fo:min-height="1.203cm" fo:min-width="7.5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d428" draw:textarea-horizontal-align="justify" draw:textarea-vertical-align="middle" draw:auto-grow-height="false" fo:min-height="1.69cm" fo:min-width="2.20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199cm" svg:stroke-color="#c9211e" draw:marker-start-width="0.651cm" draw:marker-end-width="0.651cm" draw:fill-color="#ffffff" draw:textarea-horizontal-align="justify" draw:textarea-vertical-align="middle" draw:auto-grow-height="false" fo:min-height="12.448cm" fo:min-width="8.348cm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c9211e" draw:textarea-horizontal-align="justify" draw:textarea-vertical-align="middle" draw:auto-grow-height="false" fo:min-height="1.169cm" fo:min-width="1.61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c9211e" draw:textarea-horizontal-align="justify" draw:textarea-vertical-align="middle" draw:auto-grow-height="false" fo:min-height="1.169cm" fo:min-width="1.6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c9211e" draw:textarea-horizontal-align="justify" draw:textarea-vertical-align="middle" draw:auto-grow-height="false" fo:min-height="1.169cm" fo:min-width="1.38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width="0.199cm" svg:stroke-color="#c9211e" draw:marker-start-width="0.651cm" draw:marker-end-width="0.651cm" draw:fill-color="#ffffff" draw:textarea-horizontal-align="justify" draw:textarea-vertical-align="middle" draw:auto-grow-height="false" fo:min-height="12.645cm" fo:min-width="8.546cm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 1" draw:style-name="gr8" draw:text-style-name="P8" svg:width="9.471cm" svg:height="13.57cm" svg:x="8.608cm" svg:y="11.5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 2" draw:style-name="gr7" draw:text-style-name="P2" svg:width="1.385cm" svg:height="1.17cm" svg:x="13.473cm" svg:y="23.012cm"><text:p text:style-name="P1"><text:span text:style-name="T1"><text:s/></text:span><text:span text:style-name="T1">ACCUEIL</text:span></text:p><draw:enhanced-geometry svg:viewBox="0 0 21600 21600" draw:type="rectangle" draw:enhanced-path="M 0 0 L 21600 0 21600 21600 0 21600 0 0 Z N"/></draw:custom-shape><draw:custom-shape text:anchor-type="paragraph" draw:z-index="2" draw:name="Forme 3" draw:style-name="gr7" draw:text-style-name="P2" svg:width="1.385cm" svg:height="1.17cm" svg:x="15.806cm" svg:y="23.012cm"><text:p text:style-name="P1"><text:span text:style-name="T4"><text:s text:c="2"/></text:span><text:span text:style-name="T4">PARAMETRE</text:span></text:p><draw:enhanced-geometry svg:viewBox="0 0 21600 21600" draw:type="rectangle" draw:enhanced-path="M 0 0 L 21600 0 21600 21600 0 21600 0 0 Z N"/></draw:custom-shape><draw:custom-shape text:anchor-type="paragraph" draw:z-index="3" draw:name="Forme 4" draw:style-name="gr6" draw:text-style-name="P2" svg:width="1.641cm" svg:height="1.17cm" svg:x="9.139cm" svg:y="23.012cm"><text:p text:style-name="P1"><text:span text:style-name="T1"><text:s/></text:span><text:span text:style-name="T1">ENVOYER</text:span></text:p><draw:enhanced-geometry svg:viewBox="0 0 21600 21600" draw:type="rectangle" draw:enhanced-path="M 0 0 L 21600 0 21600 21600 0 21600 0 0 Z N"/></draw:custom-shape><draw:custom-shape text:anchor-type="paragraph" draw:z-index="4" draw:name="Forme 5" draw:style-name="gr5" draw:text-style-name="P2" svg:width="1.615cm" svg:height="1.17cm" svg:x="11.472cm" svg:y="23.012cm"><text:p text:style-name="P1"><text:span text:style-name="T1"><text:s/></text:span><text:span text:style-name="T1">HISTORIK</text:span></text:p><draw:enhanced-geometry svg:viewBox="0 0 21600 21600" draw:type="rectangle" draw:enhanced-path="M 0 0 L 21600 0 21600 21600 0 21600 0 0 Z N"/></draw:custom-shape><draw:custom-shape text:anchor-type="paragraph" draw:z-index="5" draw:name="Forme 6" draw:style-name="gr4" draw:text-style-name="P8" svg:width="9.471cm" svg:height="13.57cm" svg:x="-1.393cm" svg:y="11.5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 10" draw:style-name="gr1" draw:text-style-name="P2" svg:width="2.49cm" svg:height="1.17cm" svg:x="0.367cm" svg:y="23.345cm"><text:p text:style-name="P1"><text:span text:style-name="T1"><text:s text:c="9"/></text:span><text:span text:style-name="T1">EMAIL</text:span></text:p><draw:enhanced-geometry svg:viewBox="0 0 21600 21600" draw:type="rectangle" draw:enhanced-path="M 0 0 L 21600 0 21600 21600 0 21600 0 0 Z N"/></draw:custom-shape><draw:custom-shape text:anchor-type="paragraph" draw:z-index="7" draw:name="Forme 11" draw:style-name="gr2" draw:text-style-name="P3" svg:width="7.653cm" svg:height="1.331cm" svg:x="-0.617cm" svg:y="15.61cm"><text:p><text:span text:style-name="T2"><text:tab/></text:span><text:span text:style-name="T2">NUMERO DE TELEPHO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 12" draw:style-name="gr2" draw:text-style-name="P7" svg:width="7.653cm" svg:height="1.331cm" svg:x="-0.617cm" svg:y="17.611cm"><text:p text:style-name="P6"><text:span text:style-name="T2"><text:tab/></text:span><text:span text:style-name="T2"><text:tab/></text:span><text:span text:style-name="T2"><text:tab/></text:span><text:span text:style-name="T2">OT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 13" draw:style-name="gr3" draw:text-style-name="P5" svg:width="3.121cm" svg:height="2.389cm" svg:x="1.58cm" svg:y="12.409cm"><text:p text:style-name="P4"><text:span text:style-name="T3"><text:s text:c="3"/></text:span><text:span text:style-name="T3">LOG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 9" draw:style-name="gr2" draw:text-style-name="P3" svg:width="7.653cm" svg:height="1.331cm" svg:x="-0.284cm" svg:y="21.611cm"><text:p><text:span text:style-name="T2"><text:tab/></text:span><text:span text:style-name="T2">NOUS CONTAC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e 8" draw:style-name="gr1" draw:text-style-name="P2" svg:width="2.49cm" svg:height="1.17cm" svg:x="4.034cm" svg:y="23.345cm"><text:p text:style-name="P1"><text:span text:style-name="T1"><text:s text:c="4"/></text:span><text:span text:style-name="T1">WHATSAPP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5:41:42.342710897</meta:creation-date>
    <dc:date>2024-03-12T16:03:06.479175898</dc:date>
    <meta:editing-duration>PT10M5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1.2$Linux_X86_64 LibreOffice_project/47cb2a8f5842ca5ed1da82b752a3c58b1b107b25</meta:generator>
  </office:meta>
</office:document-meta>
</file>